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roject_5f_table" style:display-name="project_table" style:family="table">
      <style:table-properties style:width="6.6924in" table:align="margins" style:shadow="none"/>
    </style:style>
    <style:style style:name="project_5f_table.A" style:display-name="project_table.A" style:family="table-column">
      <style:table-column-properties style:column-width="6.6924in" style:rel-column-width="65535*"/>
    </style:style>
    <style:style style:name="project_5f_table.A1" style:display-name="project_table.A1" style:family="table-cell">
      <style:table-cell-properties fo:padding-left="0.0403in" fo:padding-right="0.0403in" fo:padding-top="0in" fo:padding-bottom="0.0097in" fo:border="none"/>
    </style:style>
    <style:style style:name="Table1" style:family="table">
      <style:table-properties style:width="6.6924in" table:align="margins" style:shadow="none"/>
    </style:style>
    <style:style style:name="Table1.A" style:family="table-column">
      <style:table-column-properties style:column-width="6.6924in" style:rel-column-width="65535*"/>
    </style:style>
    <style:style style:name="Table1.A1" style:family="table-cell">
      <style:table-cell-properties fo:padding-left="0.0403in" fo:padding-right="0.0403in" fo:padding-top="0in" fo:padding-bottom="0.0097in" fo:border="none"/>
    </style:style>
    <style:style style:name="author" style:family="table">
      <style:table-properties style:width="6.6924in" table:align="margins" style:shadow="none"/>
    </style:style>
    <style:style style:name="author.A" style:family="table-column">
      <style:table-column-properties style:column-width="2.2306in" style:rel-column-width="21842*"/>
    </style:style>
    <style:style style:name="author.B" style:family="table-column">
      <style:table-column-properties style:column-width="4.4618in" style:rel-column-width="43693*"/>
    </style:style>
    <style:style style:name="author.A1" style:family="table-cell">
      <style:table-cell-properties fo:padding-left="0.0403in" fo:padding-right="0.0403in" fo:padding-top="0in" fo:padding-bottom="0in" fo:border="none"/>
    </style:style>
    <style:style style:name="author.A2" style:family="table-cell">
      <style:table-cell-properties fo:padding-left="0.0403in" fo:padding-right="0.0403in" fo:padding-top="0.0097in" fo:padding-bottom="0in" fo:border="none"/>
    </style:style>
    <style:style style:name="Table2" style:family="table">
      <style:table-properties style:width="6.6924in" table:align="margins" style:shadow="none"/>
    </style:style>
    <style:style style:name="Table2.A" style:family="table-column">
      <style:table-column-properties style:column-width="6.6924in" style:rel-column-width="65535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ubdmsdocid"/>
        <text:user-field-decl office:value-type="string" office:string-value="" text:name="subdmsrdate"/>
        <text:user-field-decl office:value-type="string" office:string-value="" text:name="subdmsissue"/>
        <text:user-field-decl office:value-type="string" office:string-value="" text:name="subdmsstatus"/>
        <text:user-field-decl office:value-type="string" office:string-value="" text:name="subdmstitle"/>
        <text:user-field-decl office:value-type="string" office:string-value="" text:name="subdmsauthor"/>
        <text:user-field-decl office:value-type="string" office:string-value="" text:name="subdmsproj"/>
        <text:user-field-decl office:value-type="string" office:string-value="" text:name="subdmskeyw"/>
      </text:user-field-decls>
      <text:p text:style-name="Standard"/>
      <text:p text:style-name="Standard"/>
      <text:p text:style-name="Standard"/>
      <text:p text:style-name="Standard"/>
      <table:table table:name="project_table" table:style-name="project_5f_table">
        <table:table-column table:style-name="project_5f_table.A"/>
        <table:table-row>
          <table:table-cell table:style-name="project_5f_table.A1" office:value-type="string">
            <text:p text:style-name="Table_20_Contents">PROJECT</text:p>
          </table:table-cell>
        </table:table-row>
        <table:table-row>
          <table:table-cell table:style-name="project_5f_table.A1" office:value-type="string">
            <text:p text:style-name="P4"><text:user-field-get text:name="subdmsproj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TITLE</text:p>
          </table:table-cell>
        </table:table-row>
        <table:table-row>
          <table:table-cell table:style-name="Table1.A1" office:value-type="string">
            <text:p text:style-name="Table_20_Contents"><text:user-field-get text:name="subdmstitle"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author" table:style-name="author">
        <table:table-column table:style-name="author.A"/>
        <table:table-column table:style-name="author.B"/>
        <table:table-row>
          <table:table-cell table:style-name="author.A1" office:value-type="string">
            <text:p text:style-name="P1">Issued by:</text:p>
          </table:table-cell>
          <table:table-cell table:style-name="author.A1" office:value-type="string">
            <text:p text:style-name="P1">Function:</text:p>
          </table:table-cell>
        </table:table-row>
        <table:table-row>
          <table:table-cell table:style-name="author.A2" office:value-type="string">
            <text:p text:style-name="Table_20_Contents"><text:user-field-get text:name="subdmsauthor"/></text:p>
          </table:table-cell>
          <table:table-cell table:style-name="author.A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Keywords:</text:p>
          </table:table-cell>
        </table:table-row>
        <table:table-row>
          <table:table-cell table:style-name="Table2.A1" office:value-type="string">
            <text:p text:style-name="P5"><text:user-field-get text:name="subdmskeyw"/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sv" fo:country="S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_5f_first_5f_page" style:display-name="header_first_page" style:family="table">
      <style:table-properties style:width="6.6924in" table:align="margins" style:shadow="none"/>
    </style:style>
    <style:style style:name="header_5f_first_5f_page.A" style:display-name="header_first_page.A" style:family="table-column">
      <style:table-column-properties style:column-width="1.6611in" style:rel-column-width="16266*"/>
    </style:style>
    <style:style style:name="header_5f_first_5f_page.B" style:display-name="header_first_page.B" style:family="table-column">
      <style:table-column-properties style:column-width="1.7076in" style:rel-column-width="16722*"/>
    </style:style>
    <style:style style:name="header_5f_first_5f_page.D" style:display-name="header_first_page.D" style:family="table-column">
      <style:table-column-properties style:column-width="1.616in" style:rel-column-width="15825*"/>
    </style:style>
    <style:style style:name="header_5f_first_5f_page.A1" style:display-name="header_first_page.A1" style:family="table-cell">
      <style:table-cell-properties fo:padding-left="0.0403in" fo:padding-right="0.0403in" fo:padding-top="0in" fo:padding-bottom="0in" fo:border="none"/>
    </style:style>
    <style:style style:name="header_5f_first_5f_page.A6" style:display-name="header_first_page.A6" style:family="table-cell">
      <style:table-cell-properties fo:padding-left="0.0403in" fo:padding-right="0.0403in" fo:padding-top="0in" fo:padding-bottom="0in" fo:border-left="none" fo:border-right="none" fo:border-top="none" fo:border-bottom="0.0139in solid #000000"/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able:table table:name="header_first_page" table:style-name="header_5f_first_5f_page">
          <table:table-column table:style-name="header_5f_first_5f_page.A"/>
          <table:table-column table:style-name="header_5f_first_5f_page.B" table:number-columns-repeated="2"/>
          <table:table-column table:style-name="header_5f_first_5f_page.D"/>
          <table:table-row>
            <table:table-cell table:style-name="header_5f_first_5f_page.A1" table:number-rows-spanned="5" office:value-type="string">
              <text:p text:style-name="P1"/>
              <text:p text:style-name="P1"/>
              <text:p text:style-name="P1"/>
              <text:p text:style-name="P1">&lt; Company logo&gt;</text:p>
            </table:table-cell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Document ID:</text:p>
            </table:table-cell>
            <table:table-cell table:style-name="header_5f_first_5f_page.A1" office:value-type="string">
              <text:p text:style-name="P3">Page</text:p>
            </table:table-cell>
          </table:table-row>
          <table:table-row>
            <table:covered-table-cell/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<text:user-field-get text:name="subdmsdocid"/></text:p>
            </table:table-cell>
            <table:table-cell table:style-name="header_5f_first_5f_page.A1" office:value-type="string">
              <text:p text:style-name="P3"><text:page-number text:select-page="current">1</text:page-number>(<text:page-count>1</text:page-count>)</text:p>
            </table:table-cell>
          </table:table-row>
          <table:table-row>
            <table:covered-table-cell/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Date Released</text:p>
            </table:table-cell>
            <table:table-cell table:style-name="header_5f_first_5f_page.A1" office:value-type="string">
              <text:p text:style-name="P2">Issue</text:p>
            </table:table-cell>
          </table:table-row>
          <table:table-row>
            <table:covered-table-cell/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<text:user-field-get text:name="subdmsrdate"/></text:p>
            </table:table-cell>
            <table:table-cell table:style-name="header_5f_first_5f_page.A1" office:value-type="string">
              <text:p text:style-name="P2"><text:user-field-get text:name="subdmsissue"/></text:p>
            </table:table-cell>
          </table:table-row>
          <table:table-row>
            <table:covered-table-cell/>
            <table:table-cell table:style-name="header_5f_first_5f_page.A1" office:value-type="string">
              <text:p text:style-name="P2"/>
            </table:table-cell>
            <table:table-cell table:style-name="header_5f_first_5f_page.A1" office:value-type="string">
              <text:p text:style-name="P2">Status</text:p>
            </table:table-cell>
            <table:table-cell table:style-name="header_5f_first_5f_page.A1" office:value-type="string">
              <text:p text:style-name="P2"/>
            </table:table-cell>
          </table:table-row>
          <table:table-row>
            <table:table-cell table:style-name="header_5f_first_5f_page.A6" office:value-type="string">
              <text:p text:style-name="P2"/>
            </table:table-cell>
            <table:table-cell table:style-name="header_5f_first_5f_page.A6" office:value-type="string">
              <text:p text:style-name="P2"/>
            </table:table-cell>
            <table:table-cell table:style-name="header_5f_first_5f_page.A6" office:value-type="string">
              <text:p text:style-name="P2"><text:user-field-get text:name="subdmsstatus"/></text:p>
            </table:table-cell>
            <table:table-cell table:style-name="header_5f_first_5f_page.A6" office:value-type="string">
              <text:p text:style-name="P2"/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5-14T13:08:29</meta:creation-date>
    <dc:date>2009-06-30T21:41:14</dc:date>
    <meta:editing-cycles>6</meta:editing-cycles>
    <meta:editing-duration>PT59M5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20" meta:word-count="15" meta:character-count="107"/>
  </office:meta>
</office:document-meta>
</file>